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40"/>
    <style:style style:name="ce5" style:family="table-cell" style:parent-style-name="Comma" style:data-style-name="N37"/>
    <style:style style:name="ce6" style:family="table-cell" style:parent-style-name="Default" style:data-style-name="N0"/>
    <style:style style:name="ce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38">
      <style:table-cell-properties fo:border="thin solid #000000"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38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36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Percent" style:data-style-name="N13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Percent" style:data-style-name="N39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2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38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37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9.41916666666667cm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3.33375cm" style:use-optimal-column-width="true"/>
    </style:style>
    <style:style style:name="co11" style:family="table-column">
      <style:table-column-properties fo:break-before="auto" style:column-width="2.69875cm" style:use-optimal-column-width="true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2754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Humanitarian assistance by donor to Kenya, 2016</text:p>
          </table:table-cell>
          <table:table-cell table:style-name="ce3"/>
          <table:table-cell table:number-columns-repeated="16381" table:style-name="ce6"/>
        </table:table-row>
        <table:table-row table:style-name="ro1">
          <table:table-cell office:value-type="string" table:style-name="ce3">
            <text:p>Source</text:p>
          </table:table-cell>
          <table:table-cell office:value-type="string" table:style-name="ce3">
            <text:p>Development Initiatives based on UN OCHA FTS data. Data downloaded on 5 September 2016</text:p>
          </table:table-cell>
          <table:table-cell table:style-name="ce3"/>
          <table:table-cell table:number-columns-repeated="16381" table:style-name="ce6"/>
        </table:table-row>
        <table:table-row table:style-name="ro1">
          <table:table-cell office:value-type="string" table:style-name="ce3">
            <text:p>Notes</text:p>
          </table:table-cell>
          <table:table-cell office:value-type="string" table:style-name="ce3">
            <text:p>US: United States; EU includes ECHO: European Commission’s Humanitarian Aid and Civil Protection department and EU: European Commission; CERF: Central Emergency Response Fund.</text:p>
          </table:table-cell>
          <table:table-cell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Donor</text:p>
          </table:table-cell>
          <table:table-cell office:value-type="string" table:style-name="ce13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1" svg:x="0.03125in" svg:y="0.03125in" svg:width="4.73958in" svg:height="3.591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US</text:p>
          </table:table-cell>
          <table:table-cell office:value-type="float" office:value="24.665842999999999" table:style-name="ce15">
            <text:p><text:s/>24.7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EU institutions</text:p>
          </table:table-cell>
          <table:table-cell office:value-type="float" office:value="21.408732000000001" table:style-name="ce15">
            <text:p><text:s/>21.4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Germany</text:p>
          </table:table-cell>
          <table:table-cell office:value-type="float" office:value="11.319008999999999" table:style-name="ce15">
            <text:p><text:s/>11.3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Canada</text:p>
          </table:table-cell>
          <table:table-cell office:value-type="float" office:value="8.8626299999999993" table:style-name="ce15">
            <text:p><text:s/>8.9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CERF</text:p>
          </table:table-cell>
          <table:table-cell office:value-type="float" office:value="4.9616889999999998" table:style-name="ce15">
            <text:p><text:s/>5.0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Japan</text:p>
          </table:table-cell>
          <table:table-cell office:value-type="float" office:value="4.3112430000000002" table:style-name="ce15">
            <text:p><text:s/>4.3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Denmark</text:p>
          </table:table-cell>
          <table:table-cell office:value-type="float" office:value="2.7848099999999998" table:style-name="ce15">
            <text:p><text:s/>2.8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UK</text:p>
          </table:table-cell>
          <table:table-cell office:value-type="float" office:value="2.2351640000000002" table:style-name="ce15">
            <text:p><text:s/>2.2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Sweden</text:p>
          </table:table-cell>
          <table:table-cell office:value-type="float" office:value="2.1469670000000001" table:style-name="ce15">
            <text:p><text:s/>2.1<text:s/>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3">
            <text:p>Norway</text:p>
          </table:table-cell>
          <table:table-cell office:value-type="float" office:value="1.715937" table:style-name="ce15">
            <text:p><text:s/>1.7<text:s/></text:p>
          </table:table-cell>
          <table:table-cell table:number-columns-repeated="16381"/>
        </table:table-row>
        <table:table-row table:number-rows-repeated="4" table:style-name="ro1">
          <table:table-cell table:number-columns-repeated="3" table:style-name="ce3"/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Fig_2" table:style-name="ta2">
        <table:table-column table:style-name="co4" table:default-cell-style-name="ce2"/>
        <table:table-column table:style-name="co5" table:default-cell-style-name="ce2"/>
        <table:table-column table:style-name="co4" table:number-columns-repeated="16382" table:default-cell-style-name="ce2"/>
        <table:table-row table:style-name="ro1">
          <table:table-cell office:value-type="string" table:style-name="ce8">
            <text:p>Title</text:p>
          </table:table-cell>
          <table:table-cell office:value-type="string" table:style-name="ce8">
            <text:p>Allocations to Kenya from the CERF by sector, 2016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Source<text:s/></text:p>
          </table:table-cell>
          <table:table-cell office:value-type="string" table:style-name="ce8">
            <text:p>CERF</text:p>
          </table:table-cell>
          <table:table-cell table:style-name="ce8"/>
          <table:table-cell table:number-columns-repeated="2"/>
          <table:table-cell table:style-name="ce2">
            <draw:frame xmlns:presentation="urn:oasis:names:tc:opendocument:xmlns:presentation:1.0" draw:z-index="1" draw:id="id1" draw:style-name="a1" draw:name="Chart 1" svg:x="0.13542in" svg:y="0.0625in" svg:width="3.8125in" svg:height="3.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8"/>
          <table:table-cell table:number-columns-repeated="16381"/>
        </table:table-row>
        <table:table-row table:style-name="ro1">
          <table:table-cell table:style-name="ce8"/>
          <table:table-cell office:value-type="string" table:style-name="ce9">
            <text:p>Sector</text:p>
          </table:table-cell>
          <table:table-cell office:value-type="string" table:style-name="ce10">
            <text:p>US$ m</text:p>
          </table:table-cell>
          <table:table-cell table:number-columns-repeated="16381"/>
        </table:table-row>
        <table:table-row table:style-name="ro1">
          <table:table-cell table:style-name="ce8"/>
          <table:table-cell office:value-type="string" table:style-name="ce9">
            <text:p>Health</text:p>
          </table:table-cell>
          <table:table-cell office:value-type="float" office:value="1.7116849999999999" table:style-name="ce11">
            <text:p>1.7</text:p>
          </table:table-cell>
          <table:table-cell table:number-columns-repeated="16381"/>
        </table:table-row>
        <table:table-row table:style-name="ro1">
          <table:table-cell table:style-name="ce8"/>
          <table:table-cell office:value-type="string" table:style-name="ce9">
            <text:p>Food</text:p>
          </table:table-cell>
          <table:table-cell office:value-type="float" office:value="1.5000039999999999" table:style-name="ce11">
            <text:p>1.5</text:p>
          </table:table-cell>
          <table:table-cell table:number-columns-repeated="16381"/>
        </table:table-row>
        <table:table-row table:style-name="ro1">
          <table:table-cell table:style-name="ce8"/>
          <table:table-cell office:value-type="string" table:style-name="ce9">
            <text:p>Multi-sector</text:p>
          </table:table-cell>
          <table:table-cell office:value-type="float" office:value="1.4" table:style-name="ce11">
            <text:p>1.4</text:p>
          </table:table-cell>
          <table:table-cell table:number-columns-repeated="16381"/>
        </table:table-row>
        <table:table-row table:style-name="ro1">
          <table:table-cell table:style-name="ce8"/>
          <table:table-cell office:value-type="string" table:style-name="ce9">
            <text:p>Nutrition</text:p>
          </table:table-cell>
          <table:table-cell office:value-type="float" office:value="0.35" table:style-name="ce11">
            <text:p>0.4</text:p>
          </table:table-cell>
          <table:table-cell table:number-columns-repeated="16381"/>
        </table:table-row>
        <table:table-row table:number-rows-repeated="6" table:style-name="ro1">
          <table:table-cell table:number-columns-repeated="3" table:style-name="ce8"/>
          <table:table-cell table:number-columns-repeated="16381"/>
        </table:table-row>
        <table:table-row table:number-rows-repeated="1048561" table:style-name="ro2">
          <table:table-cell table:number-columns-repeated="16384"/>
        </table:table-row>
      </table:table>
      <table:table table:name="Fig_3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Funding to Kenya by sector, 2016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">
            <text:p>Source</text:p>
          </table:table-cell>
          <table:table-cell office:value-type="string" table:style-name="ce3">
            <text:p>Development Initiatives based on UN OCHA FTS data. Data downloaded on 5 September 2016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">
            <text:p>Notes</text:p>
          </table:table-cell>
          <table:table-cell office:value-type="string" table:style-name="ce12">
            <text:p>If funding is given in an unearmarked manner and not yet allocated by the recipient agency to a particular project and sector, FTS shows the funding under the heading ‘Sector not yet specified’. ‘Other sectors’ includes: Education; Safety and security of staff and operations; Agriculture; Shelter and non-food items; Protection/Human rights/Rule of law.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5" table:style-name="ce3"/>
          <table:table-cell table:number-columns-repeated="16379" table:style-name="ce6"/>
        </table:table-row>
        <table:table-row table:style-name="ro1">
          <table:table-cell table:style-name="ce3"/>
          <table:table-cell office:value-type="string" table:style-name="ce13">
            <text:p>IASC Standard Sector</text:p>
          </table:table-cell>
          <table:table-cell office:value-type="string" table:style-name="ce13">
            <text:p>US$ millions</text:p>
          </table:table-cell>
          <table:table-cell table:style-name="ce13"/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Sector not yet specified</text:p>
          </table:table-cell>
          <table:table-cell office:value-type="float" office:value="40.711174" table:style-name="ce14">
            <text:p>40.7</text:p>
          </table:table-cell>
          <table:table-cell office:value-type="percentage" office:value="0.45915440813697844" table:style-name="ce16">
            <text:p>46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Food</text:p>
          </table:table-cell>
          <table:table-cell office:value-type="float" office:value="16.697800000000001" table:style-name="ce14">
            <text:p>16.7</text:p>
          </table:table-cell>
          <table:table-cell office:value-type="percentage" office:value="0.18832344348973182" table:style-name="ce16">
            <text:p>19%</text:p>
          </table:table-cell>
          <table:table-cell table:style-name="ce3"/>
          <table:table-cell table:number-columns-repeated="2"/>
          <table:table-cell table:style-name="ce1">
            <draw:frame xmlns:presentation="urn:oasis:names:tc:opendocument:xmlns:presentation:1.0" draw:z-index="1" draw:id="id2" draw:style-name="a2" draw:name="Chart 1" svg:x="0.30208in" svg:y="0.05208in" svg:width="5.93333in" svg:height="3.35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3">
            <text:p>Multi-sector</text:p>
          </table:table-cell>
          <table:table-cell office:value-type="float" office:value="10.631405000000001" table:style-name="ce14">
            <text:p>10.6</text:p>
          </table:table-cell>
          <table:table-cell office:value-type="percentage" office:value="0.11990458615709569" table:style-name="ce16">
            <text:p>12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Coordination and support services</text:p>
          </table:table-cell>
          <table:table-cell office:value-type="float" office:value="6.8086270000000004" table:style-name="ce14">
            <text:p>6.8</text:p>
          </table:table-cell>
          <table:table-cell office:value-type="percentage" office:value="7.679000120238369E-2" table:style-name="ce17">
            <text:p>7.7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Health</text:p>
          </table:table-cell>
          <table:table-cell office:value-type="float" office:value="4.4497169999999997" table:style-name="ce14">
            <text:p>4.4</text:p>
          </table:table-cell>
          <table:table-cell office:value-type="percentage" office:value="5.0185415323862961E-2" table:style-name="ce16">
            <text:p>5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Water and Sanitation</text:p>
          </table:table-cell>
          <table:table-cell office:value-type="float" office:value="4.329453" table:style-name="ce14">
            <text:p>4.3</text:p>
          </table:table-cell>
          <table:table-cell office:value-type="percentage" office:value="4.8829037201724171E-2" table:style-name="ce16">
            <text:p>5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Other sectors</text:p>
          </table:table-cell>
          <table:table-cell office:value-type="float" office:value="5.0373649999999994" table:formula="msoxl:=SUM(C13:C17)" table:style-name="ce14">
            <text:p>5.0</text:p>
          </table:table-cell>
          <table:table-cell table:style-name="ce16"/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Education</text:p>
          </table:table-cell>
          <table:table-cell office:value-type="float" office:value="2.0680420000000002" table:style-name="ce14">
            <text:p>2.1</text:p>
          </table:table-cell>
          <table:table-cell office:value-type="percentage" office:value="2.3324078065457245E-2" table:style-name="ce16">
            <text:p>2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Protection/Human rights/Rule of law</text:p>
          </table:table-cell>
          <table:table-cell office:value-type="float" office:value="1.6119939999999999" table:style-name="ce14">
            <text:p>1.6</text:p>
          </table:table-cell>
          <table:table-cell office:value-type="percentage" office:value="1.8180614270430041E-2" table:style-name="ce16">
            <text:p>2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Safety and security of staff and operations</text:p>
          </table:table-cell>
          <table:table-cell office:value-type="float" office:value="0.90600199999999997" table:style-name="ce14">
            <text:p>0.9</text:p>
          </table:table-cell>
          <table:table-cell office:value-type="percentage" office:value="1.0218197394182707E-2" table:style-name="ce16">
            <text:p>1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Agriculture</text:p>
          </table:table-cell>
          <table:table-cell office:value-type="float" office:value="0.24488799999999999" table:style-name="ce18">
            <text:p>0.24</text:p>
          </table:table-cell>
          <table:table-cell office:value-type="percentage" office:value="2.7619298008907428E-3" table:style-name="ce17">
            <text:p>0.3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office:value-type="string" table:style-name="ce13">
            <text:p>Shelter and non-food items</text:p>
          </table:table-cell>
          <table:table-cell office:value-type="float" office:value="0.20643900000000001" table:style-name="ce18">
            <text:p>0.21</text:p>
          </table:table-cell>
          <table:table-cell office:value-type="percentage" office:value="2.3282889572624386E-3" table:style-name="ce17">
            <text:p>0.2%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/>
          <table:table-cell table:style-name="ce13"/>
          <table:table-cell office:value-type="float" office:value="93.702905999999999" table:formula="msoxl:=SUM(C6:C17)" table:style-name="ce14">
            <text:p>93.7</text:p>
          </table:table-cell>
          <table:table-cell table:style-name="ce13"/>
          <table:table-cell table:style-name="ce3"/>
          <table:table-cell table:number-columns-repeated="16379"/>
        </table:table-row>
        <table:table-row table:number-rows-repeated="3" table:style-name="ro1">
          <table:table-cell table:number-columns-repeated="5" table:style-name="ce3"/>
          <table:table-cell table:number-columns-repeated="16379"/>
        </table:table-row>
        <table:table-row table:number-rows-repeated="11" table:style-name="ro2">
          <table:table-cell table:number-columns-repeated="16384"/>
        </table:table-row>
        <table:table-row table:style-name="ro1">
          <table:table-cell table:number-columns-repeated="6"/>
          <table:table-cell office:value-type="float" office:value="16.3" table:style-name="ce1">
            <text:p>16.3</text:p>
          </table:table-cell>
          <table:table-cell office:value-type="float" office:value="9.8859499999999993E-3" table:style-name="ce3">
            <text:p>0.0098859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6300000000" table:formula="msoxl:=G33*1000000000" table:style-name="ce5">
            <text:p><text:s/>16,300,000,000<text:s/></text:p>
          </table:table-cell>
          <table:table-cell office:value-type="float" office:value="161140985" table:formula="msoxl:=G34*H33" table:style-name="ce1">
            <text:p>161140985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1"/>
          <table:table-cell office:value-type="float" office:value="161.140985" table:formula="msoxl:=H34/1000000" table:style-name="ce4">
            <text:p>161.14099</text:p>
          </table:table-cell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Humanitarian fudning to Kenya by funding channel, 2016</text:p>
          </table:table-cell>
          <table:table-cell table:style-name="ce3"/>
          <table:table-cell table:number-columns-repeated="16381" table:style-name="ce6"/>
        </table:table-row>
        <table:table-row table:style-name="ro1">
          <table:table-cell office:value-type="string" table:style-name="ce3">
            <text:p>Source</text:p>
          </table:table-cell>
          <table:table-cell office:value-type="string" table:style-name="ce3">
            <text:p>Development Initiatives based on UN OCHA FTS data. Data downloaded on 5 September 2016</text:p>
          </table:table-cell>
          <table:table-cell table:style-name="ce3"/>
          <table:table-cell table:number-columns-repeated="16381" table:style-name="ce6"/>
        </table:table-row>
        <table:table-row table:style-name="ro1">
          <table:table-cell office:value-type="string" table:style-name="ce3">
            <text:p>Notes</text:p>
          </table:table-cell>
          <table:table-cell office:value-type="string" table:style-name="ce3">
            <text:p>RCRC: International Red Cross and Red Crescent Movement</text:p>
          </table:table-cell>
          <table:table-cell table:style-name="ce3"/>
          <table:table-cell table:number-columns-repeated="16381" table:style-name="ce6"/>
        </table:table-row>
        <table:table-row table:style-name="ro1">
          <table:table-cell table:number-columns-repeated="3" table:style-name="ce3"/>
          <table:table-cell table:number-columns-repeated="16381" table:style-name="ce6"/>
        </table:table-row>
        <table:table-row table:style-name="ro1">
          <table:table-cell table:style-name="ce3"/>
          <table:table-cell office:value-type="string" table:style-name="ce19">
            <text:p>Appealing Agency <text:s/>type</text:p>
          </table:table-cell>
          <table:table-cell office:value-type="string" table:style-name="ce19">
            <text:p>Total</text:p>
          </table:table-cell>
          <table:table-cell table:style-name="ce1">
            <draw:frame xmlns:presentation="urn:oasis:names:tc:opendocument:xmlns:presentation:1.0" draw:z-index="1" draw:id="id3" draw:style-name="a3" draw:name="Chart 1" svg:x="0.61458in" svg:y="0.13542in" svg:width="5.99583in" svg:height="3.81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19">
            <text:p>UN Agencies</text:p>
          </table:table-cell>
          <table:table-cell office:value-type="float" office:value="66.072964999999996" table:style-name="ce20">
            <text:p>66.1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9">
            <text:p>NGOs</text:p>
          </table:table-cell>
          <table:table-cell office:value-type="float" office:value="19.034527000000001" table:style-name="ce20">
            <text:p>19.0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9">
            <text:p>Red Cross / Red Crescent</text:p>
          </table:table-cell>
          <table:table-cell office:value-type="float" office:value="2.9199169999999999" table:style-name="ce20">
            <text:p>2.9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9">
            <text:p>Government</text:p>
          </table:table-cell>
          <table:table-cell office:value-type="float" office:value="0.360537" table:style-name="ce20">
            <text:p>0.4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19">
            <text:p>Other</text:p>
          </table:table-cell>
          <table:table-cell office:value-type="float" office:value="0.27759499999999998" table:style-name="ce20">
            <text:p>0.3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9"/>
          <table:table-cell office:value-type="float" office:value="88.66554099999999" table:formula="msoxl:=SUM(C6:C10)" table:style-name="ce21">
            <text:p><text:s/>89<text:s/></text:p>
          </table:table-cell>
          <table:table-cell table:number-columns-repeated="16381"/>
        </table:table-row>
        <table:table-row table:number-rows-repeated="3" table:style-name="ro1">
          <table:table-cell table:number-columns-repeated="3" table:style-name="ce3"/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  <table:table table:name="Fig_5" table:style-name="ta2">
        <table:table-column table:style-name="co4" table:default-cell-style-name="ce6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Humanitarian funding to Kenya, 2012-2016</text:p>
          </table:table-cell>
          <table:table-cell table:number-columns-repeated="5" table:style-name="ce3"/>
          <table:table-cell table:number-columns-repeated="16377" table:style-name="ce6"/>
        </table:table-row>
        <table:table-row table:style-name="ro1">
          <table:table-cell office:value-type="string" table:style-name="ce3">
            <text:p>Source</text:p>
          </table:table-cell>
          <table:table-cell office:value-type="string" table:style-name="ce12">
            <text:p>Development Initiatives based on UN OCHA FTS data. Data downloaded on 5 September 2016</text:p>
          </table:table-cell>
          <table:table-cell table:number-columns-repeated="5" table:style-name="ce3"/>
          <table:table-cell table:number-columns-repeated="16377" table:style-name="ce6"/>
        </table:table-row>
        <table:table-row table:style-name="ro1">
          <table:table-cell office:value-type="string" table:style-name="ce3">
            <text:p>Notes</text:p>
          </table:table-cell>
          <table:table-cell office:value-type="string" table:style-name="ce7">
            <text:p>2016* data as of 2 September 2016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style-name="ce3"/>
          <table:table-cell table:style-name="ce13"/>
          <table:table-cell office:value-type="float" office:value="2012" table:style-name="ce13">
            <text:p>2012</text:p>
          </table:table-cell>
          <table:table-cell office:value-type="float" office:value="2013" table:style-name="ce13">
            <text:p>2013</text:p>
          </table:table-cell>
          <table:table-cell office:value-type="float" office:value="2014" table:style-name="ce13">
            <text:p>2014</text:p>
          </table:table-cell>
          <table:table-cell office:value-type="float" office:value="2015" table:style-name="ce13">
            <text:p>2015</text:p>
          </table:table-cell>
          <table:table-cell office:value-type="string" table:style-name="ce13">
            <text:p>2016*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13">
            <text:p>US$ millions</text:p>
          </table:table-cell>
          <table:table-cell office:value-type="float" office:value="636.68914299999994" table:style-name="ce14">
            <text:p>636.7</text:p>
          </table:table-cell>
          <table:table-cell office:value-type="float" office:value="443.73610100000002" table:style-name="ce14">
            <text:p>443.7</text:p>
          </table:table-cell>
          <table:table-cell office:value-type="float" office:value="266.30245100000002" table:style-name="ce14">
            <text:p>266.3</text:p>
          </table:table-cell>
          <table:table-cell office:value-type="float" office:value="207.36937399999999" table:style-name="ce14">
            <text:p>207.4</text:p>
          </table:table-cell>
          <table:table-cell office:value-type="float" office:value="88.665541000000005" table:style-name="ce14">
            <text:p>88.7</text:p>
          </table:table-cell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2">
          <table:table-cell table:number-columns-repeated="5"/>
          <table:table-cell table:style-name="ce1">
            <draw:frame xmlns:presentation="urn:oasis:names:tc:opendocument:xmlns:presentation:1.0" draw:z-index="1" draw:id="id4" draw:style-name="a4" draw:name="Chart 1" svg:x="0.58958in" svg:y="0.125in" svg:width="4.05208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1048568" table:style-name="ro2">
          <table:table-cell table:number-columns-repeated="16384"/>
        </table:table-row>
      </table:table>
      <table:database-ranges>
        <table:database-range table:target-range-address="Fig_2.B3:Fig_2.D6" table:contains-header="false">
          <table:sort>
            <table:sort-by table:field-number="1" table:order="descending"/>
          </table:sort>
        </table:database-range>
        <table:database-range table:target-range-address="Fig_4.B2:Fig_4.C6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/>
    </number:number-style>
    <number:percentage-style style:name="N39">
      <number:number number:decimal-places="1" number:min-integer-digits="1"/>
      <number:text>%</number:text>
    </number:percentage-style>
    <number:number-style style:name="N40">
      <number:number number:decimal-places="5" number:min-integer-digits="1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Simon M</dc:creator>
    <meta:creation-date>2006-11-14T14:07:21Z</meta:creation-date>
    <dc:date>2016-09-07T08:18:49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8.6pt" svg:width="341.25pt" chart:style-name="Crt0">
        <chart:plot-area svg:x="36.73125984251968pt" svg:y="0.68503937007874pt" svg:width="304.5187401574803pt" svg:height="240.2311811023622pt" chart:style-name="Plt0">
          <chart:axis chart:dimension="x" chart:name="primary-x" chart:style-name="Axs0">
            <chart:categories table:cell-range-address="Fig_1.$B$6:.$B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C$5" chart:values-cell-range-address="Fig_1.$C$6:.$C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234.0pt" svg:width="274.5pt" chart:style-name="Crt0">
        <chart:plot-area svg:x="78.15622047244095pt" svg:y="33.04165354330708pt" svg:width="122.7625196850394pt" svg:height="174.4166929133858pt" chart:style-name="Plt0">
          <chart:axis chart:dimension="x">
            <chart:categories table:cell-range-address="Fig_2.$B$6:.$B$9"/>
          </chart:axis>
          <chart:axis chart:dimension="y"/>
          <chart:series chart:label-cell-address="Fig_2.$C$5" chart:values-cell-range-address="Fig_2.$C$6:.$C$9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41.65pt" svg:width="427.2pt" chart:style-name="Crt0">
        <chart:plot-area svg:x="147.74pt" svg:y="49.7844094488189pt" svg:width="198.1733070866142pt" svg:height="186.8312598425197pt" chart:style-name="Plt0">
          <chart:axis chart:dimension="x">
            <chart:categories table:cell-range-address="Fig_3.$B$6:.$B$12"/>
          </chart:axis>
          <chart:axis chart:dimension="y"/>
          <chart:series chart:label-cell-address="Fig_3.$C$5" chart:values-cell-range-address="Fig_3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4.5pt" svg:width="431.7pt" chart:style-name="Crt0">
        <chart:plot-area svg:x="140.9020472440945pt" svg:y="57.82291338582677pt" svg:width="175.078346456693pt" svg:height="185.5416535433071pt" chart:style-name="Plt0">
          <chart:axis chart:dimension="x">
            <chart:categories table:cell-range-address="Fig_4.$B$6:.$B$10"/>
          </chart:axis>
          <chart:axis chart:dimension="y"/>
          <chart:series chart:label-cell-address="Fig_4.$C$5" chart:values-cell-range-address="Fig_4.$C$6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291.75pt" chart:style-name="Crt0">
        <chart:plot-area chart:style-name="Plt0">
          <chart:axis chart:dimension="x" chart:name="primary-x" chart:style-name="Axs0">
            <chart:categories table:cell-range-address="Fig_5.$C$5:.$G$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5.$B$6" chart:values-cell-range-address="Fig_5.$C$6:.$G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